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af4" officeooo:paragraph-rsid="001e4af4"/>
    </style:style>
    <style:style style:name="P2" style:family="paragraph" style:parent-style-name="Standard">
      <style:text-properties officeooo:rsid="0020412d" officeooo:paragraph-rsid="0020412d"/>
    </style:style>
    <style:style style:name="P3" style:family="paragraph" style:parent-style-name="Standard">
      <style:text-properties officeooo:rsid="00266e15" officeooo:paragraph-rsid="00266e15"/>
    </style:style>
    <style:style style:name="P4" style:family="paragraph" style:parent-style-name="Preformatted_20_Text">
      <style:text-properties officeooo:rsid="0020412d" officeooo:paragraph-rsid="0020412d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Standard">
      <style:text-properties officeooo:rsid="0020412d" officeooo:paragraph-rsid="0020412d"/>
    </style:style>
    <style:style style:name="P7" style:family="paragraph" style:parent-style-name="Standard">
      <style:text-properties officeooo:rsid="0028782e" officeooo:paragraph-rsid="0028782e"/>
    </style:style>
    <style:style style:name="P8" style:family="paragraph" style:parent-style-name="Standard">
      <style:text-properties officeooo:rsid="00294410" officeooo:paragraph-rsid="00294410"/>
    </style:style>
    <style:style style:name="P9" style:family="paragraph" style:parent-style-name="Standard">
      <style:text-properties officeooo:rsid="002b2182" officeooo:paragraph-rsid="002b2182"/>
    </style:style>
    <style:style style:name="P10" style:family="paragraph" style:parent-style-name="Standard">
      <style:text-properties officeooo:rsid="002bf592" officeooo:paragraph-rsid="002bf592"/>
    </style:style>
    <style:style style:name="P11" style:family="paragraph" style:parent-style-name="Standard">
      <style:text-properties officeooo:rsid="002dec1a" officeooo:paragraph-rsid="002dec1a"/>
    </style:style>
    <style:style style:name="P12" style:family="paragraph" style:parent-style-name="Standard">
      <style:text-properties officeooo:rsid="002fa989" officeooo:paragraph-rsid="002fa989"/>
    </style:style>
    <style:style style:name="T1" style:family="text">
      <style:text-properties officeooo:rsid="0021aed7"/>
    </style:style>
    <style:style style:name="T2" style:family="text">
      <style:text-properties officeooo:rsid="0022a8c3"/>
    </style:style>
    <style:style style:name="T3" style:family="text">
      <style:text-properties officeooo:rsid="0023f772"/>
    </style:style>
    <style:style style:name="T4" style:family="text">
      <style:text-properties officeooo:rsid="0024a14d"/>
    </style:style>
    <style:style style:name="T5" style:family="text">
      <style:text-properties officeooo:rsid="0024c637"/>
    </style:style>
    <style:style style:name="T6" style:family="text">
      <style:text-properties officeooo:rsid="00255023"/>
    </style:style>
    <style:style style:name="T7" style:family="text">
      <style:text-properties officeooo:rsid="002cf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3:</text:p>
      <text:p text:style-name="P1">Note:</text:p>
      <text:p text:style-name="P2">- Xác định loại của interface:</text:p>
      <text:p text:style-name="P2"><text:tab/><text:span text:style-name="T1">c1:</text:span></text:p>
      <text:p text:style-name="P2"><text:tab/><text:tab/></text:p>
      <text:p text:style-name="P2"><text:tab/><text:span text:style-name="T1">c2:</text:span></text:p>
      <text:p text:style-name="P2"><text:tab/><text:tab/><text:span text:style-name="T1">switch a.type() {</text:span></text:p>
      <text:p text:style-name="P2"><text:tab/><text:tab/>}</text:p>
      <text:p text:style-name="P2">- <text:span text:style-name="T1">$GOPATH = $PWD</text:span></text:p>
      <text:p text:style-name="P2">- <text:span text:style-name="T2">go build dùng để tổ chức nhiều file go</text:span></text:p>
      <text:p text:style-name="P2">- <text:span text:style-name="T2">package thực thi: main, package thư viện: tên khác main</text:span></text:p>
      <text:p text:style-name="P2">- <text:span text:style-name="T3">go get ./... : download tat ca dependency can thiet</text:span></text:p>
      <text:p text:style-name="P2">- <text:s/><text:span text:style-name="T4">với các hàm: nếu viết hoa chữ đầu IDENT thì là public</text:span></text:p>
      <text:p text:style-name="P2">- <text:span text:style-name="T4">với các hàm: nếu chữ đầu viết thường IDENT thì là private</text:span></text:p>
      <text:p text:style-name="P2">- <text:span text:style-name="T5">profiling</text:span></text:p>
      <text:p text:style-name="P2"/>
      <text:p text:style-name="P2">- <text:span text:style-name="T6">extra: gcc go,</text:span></text:p>
      <text:p text:style-name="P2"/>
      <text:p text:style-name="P3">Test coverage GOLANG:</text:p>
      <text:p text:style-name="P4">% go test -coverprofile=coverage.out </text:p>
      <text:p text:style-name="Preformatted_20_Text">PASS</text:p>
      <text:p text:style-name="Preformatted_20_Text">coverage: 42.9% of statements</text:p>
      <text:p text:style-name="Preformatted_20_Text">ok <text:s text:c="5"/>size <text:s text:c="3"/>0.030s</text:p>
      <text:p text:style-name="P5">%</text:p>
      <text:p text:style-name="P4">% go tool cover -func=coverage.out</text:p>
      <text:p text:style-name="Preformatted_20_Text">size.go: <text:s text:c="3"/>Size <text:s text:c="9"/>42.9%</text:p>
      <text:p text:style-name="Preformatted_20_Text">total: <text:s text:c="5"/>(statements) <text:s/>42.9%</text:p>
      <text:p text:style-name="P5">%</text:p>
      <text:p text:style-name="P4">$ go tool cover -html=coverage.out</text:p>
      <text:p text:style-name="P2"/>
      <text:p text:style-name="P2"/>
      <text:p text:style-name="P7">W4:</text:p>
      <text:p text:style-name="P7">Note:</text:p>
      <text:p text:style-name="P8">Go Routine</text:p>
      <text:p text:style-name="P8">Channel: waiting ← someone // waiting when have someone access to it</text:p>
      <text:p text:style-name="P9">Buffer channel: set buffer for channel</text:p>
      <text:p text:style-name="P10">Range and close: khi channel khong con nhan gia tri nua thi dong bang close(), <text:span text:style-name="T7">thuong chi close tu phia sender chu khong close tu receiver</text:span></text:p>
      <text:p text:style-name="P10"/>
      <text:p text:style-name="P11">Doc ky lai: <text:a xlink:type="simple" xlink:href="https://talks.golang.org/2013/advconc.slide">https://talks.golang.org/2013/advconc.slide</text:a></text:p>
      <text:p text:style-name="P11"/>
      <text:p text:style-name="P12">http://play.golang.org/p/wkfwpJVYY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51:45.857098914</meta:creation-date>
    <dc:date>2015-10-09T17:22:06.291804588</dc:date>
    <meta:editing-duration>PT6H4M23S</meta:editing-duration>
    <meta:editing-cycles>16</meta:editing-cycles>
    <meta:generator>LibreOffice/4.2.6.3$Linux_x86 LibreOffice_project/420m0$Build-3</meta:generator>
    <meta:document-statistic meta:table-count="0" meta:image-count="0" meta:object-count="0" meta:page-count="1" meta:paragraph-count="35" meta:word-count="168" meta:character-count="975" meta:non-whitespace-character-count="805"/>
  </office:meta>
</office:document-meta>
</file>